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2.884cm" table:align="center"/>
    </style:style>
    <style:style style:name="Tableau1.A" style:family="table-column">
      <style:table-column-properties style:column-width="0.577cm"/>
    </style:style>
    <style:style style:name="Tableau1.1" style:family="table-row">
      <style:table-row-properties style:min-row-height="0.132cm"/>
    </style:style>
    <style:style style:name="Tableau1.A1" style:family="table-cell">
      <style:table-cell-properties fo:padding="0cm" fo:border="none"/>
    </style:style>
    <style:style style:name="P1" style:family="paragraph" style:parent-style-name="Normal">
      <style:paragraph-properties fo:margin-top="0.176cm" fo:margin-bottom="0cm" loext:contextual-spacing="false" fo:line-height="100%"/>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style:style style:name="P2" style:family="paragraph" style:parent-style-name="Normal">
      <style:paragraph-properties fo:margin-top="0.176cm" fo:margin-bottom="0.349cm" loext:contextual-spacing="false" fo:line-height="100%"/>
      <style:text-properties fo:color="#000000" style:font-name="Times New Roman" fo:font-size="12pt" style:font-name-asian="Times New Roman" style:font-size-asian="12pt" style:language-asian="fr" style:country-asian="FR" style:font-name-complex="Times New Roman" style:font-size-complex="12pt"/>
    </style:style>
    <style:style style:name="P3" style:family="paragraph" style:parent-style-name="Normal">
      <style:paragraph-properties fo:margin-top="0.176cm" fo:margin-bottom="0.423cm" loext:contextual-spacing="false" fo:line-height="100%"/>
      <style:text-properties fo:color="#000000" style:font-name="Times New Roman" fo:font-size="12pt" style:font-name-asian="Times New Roman" style:font-size-asian="12pt" style:language-asian="fr" style:country-asian="FR" style:font-name-complex="Times New Roman" style:font-size-complex="12pt"/>
    </style:style>
    <style:style style:name="P4" style:family="paragraph" style:parent-style-name="Normal">
      <style:paragraph-properties fo:margin-top="0.176cm" fo:margin-bottom="0.423cm" loext:contextual-spacing="false" fo:line-height="100%" fo:text-align="center" style:justify-single-word="false"/>
      <style:text-properties fo:color="#000000" style:font-name="Times New Roman" fo:font-size="12pt" style:font-name-asian="Times New Roman" style:font-size-asian="12pt" style:language-asian="fr" style:country-asian="FR" style:font-name-complex="Times New Roman" style:font-size-complex="12pt"/>
    </style:style>
    <style:style style:name="P5" style:family="paragraph" style:parent-style-name="Normal">
      <style:paragraph-properties fo:margin-top="0.176cm" fo:margin-bottom="0.21cm" loext:contextual-spacing="false" fo:line-height="100%"/>
      <style:text-properties fo:color="#000000" style:font-name="Times New Roman" fo:font-size="4pt" style:font-name-asian="Times New Roman" style:font-size-asian="4pt" style:language-asian="fr" style:country-asian="FR" style:font-name-complex="Times New Roman" style:font-size-complex="12pt"/>
    </style:style>
    <style:style style:name="P6" style:family="paragraph" style:parent-style-name="Normal">
      <style:paragraph-properties fo:margin-top="0.176cm" fo:margin-bottom="0.21cm" loext:contextual-spacing="false" style:line-height-at-least="0.132cm"/>
      <style:text-properties fo:color="#000000" style:font-name="Times New Roman" fo:font-size="12pt" style:font-name-asian="Times New Roman" style:font-size-asian="12pt" style:language-asian="fr" style:country-asian="FR" style:font-name-complex="Times New Roman" style:font-size-complex="12pt"/>
    </style:style>
    <style:style style:name="P7" style:family="paragraph" style:parent-style-name="Normal">
      <style:paragraph-properties fo:margin-top="0.176cm" fo:margin-bottom="0.21cm" loext:contextual-spacing="false" fo:line-height="100%"/>
      <style:text-properties fo:color="#000000" style:font-name="Times New Roman" fo:font-size="12pt" style:font-name-asian="Times New Roman" style:font-size-asian="12pt" style:language-asian="fr" style:country-asian="FR" style:font-name-complex="Times New Roman" style:font-size-complex="12pt"/>
    </style:style>
    <style:style style:name="P8" style:family="paragraph" style:parent-style-name="Normal">
      <style:text-properties fo:color="#000000" style:font-name="Times New Roman" fo:font-size="12pt" style:font-name-asian="Times New Roman" style:font-size-asian="12pt" style:language-asian="fr" style:country-asian="FR" style:font-name-complex="Times New Roman" style:font-size-complex="12pt"/>
    </style:style>
    <style:style style:name="P9" style:family="paragraph" style:parent-style-name="Normal">
      <style:text-properties fo:font-size="12pt" style:font-size-asian="12pt" style:font-size-complex="12pt"/>
    </style:style>
    <style:style style:name="P10" style:family="paragraph" style:parent-style-name="Normal">
      <style:text-properties fo:font-size="14pt" fo:font-weight="bold" style:font-size-asian="14pt" style:font-weight-asian="bold" style:font-size-complex="14pt"/>
    </style:style>
    <style:style style:name="P11" style:family="paragraph" style:parent-style-name="Normal" style:master-page-name="MP0">
      <style:paragraph-properties fo:margin-top="0.85cm" fo:margin-bottom="0cm" loext:contextual-spacing="false" fo:line-height="100%" fo:text-align="center" style:justify-single-word="false" style:page-number="auto" fo:break-before="page"/>
    </style:style>
    <style:style style:name="P12" style:family="paragraph" style:parent-style-name="Normal" style:list-style-name="L1">
      <style:paragraph-properties fo:margin-top="0.176cm" fo:margin-bottom="0cm" loext:contextual-spacing="false" fo:line-height="100%" fo:text-align="center" style:justify-single-word="false"/>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style:style style:name="P13" style:family="paragraph" style:parent-style-name="Normal" style:list-style-name="L2">
      <style:paragraph-properties fo:margin-top="0.176cm" fo:margin-bottom="0cm" loext:contextual-spacing="false" fo:line-height="100%" fo:text-align="center" style:justify-single-word="false"/>
      <style:text-properties fo:color="#4f81bd" style:font-name="Cambria" fo:font-size="13pt" fo:font-weight="bold" style:font-name-asian="Times New Roman" style:font-size-asian="13pt" style:language-asian="fr" style:country-asian="FR" style:font-weight-asian="bold" style:font-name-complex="Times New Roman" style:font-size-complex="13pt" style:font-weight-complex="bold"/>
    </style:style>
    <style:style style:name="P14" style:family="paragraph" style:parent-style-name="Normal" style:list-style-name="L3">
      <style:paragraph-properties fo:margin-top="0.176cm" fo:margin-bottom="0.349cm" loext:contextual-spacing="false" fo:line-height="100%"/>
      <style:text-properties fo:color="#000000" style:font-name="Times New Roman" fo:font-size="12pt" style:font-name-asian="Times New Roman" style:font-size-asian="12pt" style:language-asian="fr" style:country-asian="FR" style:font-name-complex="Times New Roman" style:font-size-complex="12pt"/>
    </style:style>
    <style:style style:name="P15" style:family="paragraph" style:parent-style-name="Normal" style:list-style-name="L4">
      <style:paragraph-properties fo:margin-top="0.176cm" fo:margin-bottom="0.349cm" loext:contextual-spacing="false" fo:line-height="100%"/>
      <style:text-properties fo:color="#000000" style:font-name="Times New Roman" fo:font-size="12pt" style:font-name-asian="Times New Roman" style:font-size-asian="12pt" style:language-asian="fr" style:country-asian="FR" style:font-name-complex="Times New Roman" style:font-size-complex="12pt"/>
    </style:style>
    <style:style style:name="T1" style:family="text">
      <style:text-properties fo:color="#365f91" style:font-name="Cambria" fo:font-size="16pt" fo:font-weight="bold" style:letter-kerning="true" style:font-name-asian="Times New Roman" style:font-size-asian="16pt" style:language-asian="fr" style:country-asian="FR" style:font-weight-asian="bold" style:font-name-complex="Times New Roman" style:font-size-complex="16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officeooo:rsid="000efb32"/>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Wingdings"/>
      </text:list-level-style-bullet>
      <text:list-level-style-bullet text:level="5" text:style-name="WW_5f_CharLFO4LVL5" text:bullet-char="">
        <style:list-level-properties text:space-before="5.715cm" text:min-label-width="0.635cm"/>
        <style:text-properties style:font-name="Wingdings"/>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Wingdings"/>
      </text:list-level-style-bullet>
      <text:list-level-style-bullet text:level="8" text:style-name="WW_5f_CharLFO4LVL8" text:bullet-char="">
        <style:list-level-properties text:space-before="9.525cm" text:min-label-width="0.635cm"/>
        <style:text-properties style:font-name="Wingdings"/>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Police_20_par_20_défaut"><text:span text:style-name="T1">Compte rendu d'activité</text:span></text:span></text:p>
      <text:list xml:id="list9198098431061717103" text:style-name="L1">
        <text:list-item>
          <text:p text:style-name="P12">Répartition du travail : </text:p>
        </text:list-item>
      </text:list>
      <text:p text:style-name="P2">Après une réunion pour définir le sujet et nos objectifs, nous avons décidé de répartir le travail comme ci :</text:p>
      <text:list xml:id="list8106773004148980246" text:style-name="L2">
        <text:list-item>
          <text:p text:style-name="P13">Jean-Baptiste(« Chef de projet ») :</text:p>
        </text:list-item>
      </text:list>
      <text:p text:style-name="P4"/>
      <text:p text:style-name="P2">Après avoir exposé mon idée de jeux, j'ai , à l'aide de mes camarades , réalisé la hiérarchie des package et créé les différentes classes de base de notre projet.</text:p>
      <text:p text:style-name="P2">J'ai , par la suite , eu à m'occuper des packages Room et Item avec Cyrus.</text:p>
      <text:p text:style-name="P2">Nous avons définies plusieurs types de Room :</text:p>
      <text:list xml:id="list5621911486877611903" text:style-name="L3">
        <text:list-item>
          <text:p text:style-name="P14">Room standart sans particularité</text:p>
        </text:list-item>
        <text:list-item>
          <text:p text:style-name="P14">Room Gold : salle du trésor.</text:p>
        </text:list-item>
        <text:list-item>
          <text:p text:style-name="P14">Room Pass : salle nécessitant un pass pour y entrer.</text:p>
        </text:list-item>
        <text:list-item>
          <text:p text:style-name="P14">Wall : modélise les murs.</text:p>
        </text:list-item>
        <text:list-item>
          <text:p text:style-name="P14">DirectorOffice : la salle du directeur , la clé de la salle du trésor s'y trouve à l'intérieur .</text:p>
        </text:list-item>
      </text:list>
      <text:p text:style-name="P2">Ensuite les Items :</text:p>
      <text:list xml:id="list7887111175433498539" text:style-name="L4">
        <text:list-item>
          <text:p text:style-name="P15">Item Clock : la montre du joueur, affiche le temps restant.</text:p>
        </text:list-item>
        <text:list-item>
          <text:p text:style-name="P15">Item Box : objet fixe à un salle , le joueur peut se cacher dedans.</text:p>
        </text:list-item>
        <text:list-item>
          <text:p text:style-name="P15">Item Map : affiche la map et permet de voir sa position ainsi que celle des gardes.</text:p>
        </text:list-item>
        <text:list-item>
          <text:p text:style-name="P15">Item Pass : des passes permettant d'ouvrir les Room Pass.</text:p>
        </text:list-item>
        <text:list-item>
          <text:p text:style-name="P15">Item : la classe mère .</text:p>
        </text:list-item>
        <text:list-item>
          <text:p text:style-name="P15">Item Bait : objet permettant de faire diversion pour que le joueur évite des gardes .</text:p>
        </text:list-item>
      </text:list>
      <text:p text:style-name="P2">Les rooms ne nous ont pas posé beaucoup de problèmes. Les items furent plus difficile. </text:p>
      <text:p text:style-name="P2">Pour l'objet Bait , nous avions comme principe de le faire bouger au début , mais aprés des difficultés d'implémentation , nous avons décidé d'en faire un objet immobile.</text:p>
      <text:p text:style-name="P2"><text:soft-page-break/>Je me suis occupé aussi de la classe Timer qui gère « le temps » , un systéme tour par tour a finalement été implémenté.</text:p>
      <text:p text:style-name="P2">Pour finir , nous nous sommes tous occupé de la classe Simulator et Main à tour de rôle , car celle ci avait besoin de la participation de tout le monde niveau complexité.</text:p>
      <text:p text:style-name="P3"/>
      <text:p text:style-name="P1">Guillaume :</text:p>
      <text:p text:style-name="P3"/>
      <text:p text:style-name="P2">J'ai codé le package entity, contenant les gardes (immobiles et mobiles) et le joueur.</text:p>
      <table:table table:name="Tableau1" table:style-name="Tableau1">
        <table:table-column table:style-name="Tableau1.A" table:number-columns-repeated="5"/>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6">1</text:p>
          </table:table-cell>
          <table:table-cell table:style-name="Tableau1.A1" office:value-type="string">
            <text:p text:style-name="P5"/>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6">1</text:p>
          </table:table-cell>
          <table:table-cell table:style-name="Tableau1.A1" office:value-type="string">
            <text:p text:style-name="P6">2</text:p>
          </table:table-cell>
          <table:table-cell table:style-name="Tableau1.A1" office:value-type="string">
            <text:p text:style-name="P6">1</text:p>
          </table:table-cell>
          <table:table-cell table:style-name="Tableau1.A1" office:value-type="string">
            <text:p text:style-name="P5"/>
          </table:table-cell>
        </table:table-row>
        <table:table-row table:style-name="Tableau1.1">
          <table:table-cell table:style-name="Tableau1.A1" office:value-type="string">
            <text:p text:style-name="P6">1</text:p>
          </table:table-cell>
          <table:table-cell table:style-name="Tableau1.A1" office:value-type="string">
            <text:p text:style-name="P6">2</text:p>
          </table:table-cell>
          <table:table-cell table:style-name="Tableau1.A1" office:value-type="string">
            <text:p text:style-name="P6">3</text:p>
          </table:table-cell>
          <table:table-cell table:style-name="Tableau1.A1" office:value-type="string">
            <text:p text:style-name="P6">2</text:p>
          </table:table-cell>
          <table:table-cell table:style-name="Tableau1.A1" office:value-type="string">
            <text:p text:style-name="P6">1</text:p>
          </table:table-cell>
        </table:table-row>
        <table:table-row table:style-name="Tableau1.1">
          <table:table-cell table:style-name="Tableau1.A1" office:value-type="string">
            <text:p text:style-name="P5"/>
          </table:table-cell>
          <table:table-cell table:style-name="Tableau1.A1" office:value-type="string">
            <text:p text:style-name="P6">1</text:p>
          </table:table-cell>
          <table:table-cell table:style-name="Tableau1.A1" office:value-type="string">
            <text:p text:style-name="P6">2</text:p>
          </table:table-cell>
          <table:table-cell table:style-name="Tableau1.A1" office:value-type="string">
            <text:p text:style-name="P6">1</text:p>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6">1</text:p>
          </table:table-cell>
          <table:table-cell table:style-name="Tableau1.A1" office:value-type="string">
            <text:p text:style-name="P5"/>
          </table:table-cell>
          <table:table-cell table:style-name="Tableau1.A1" office:value-type="string">
            <text:p text:style-name="P5"/>
          </table:table-cell>
        </table:table-row>
      </table:table>
      <text:p text:style-name="P2">La partie la plus difficile fut celle du bruit et de le détection/du mouvement des gardes. En effet un joueur en se déplaçant produit du bruit comme cela : </text:p>
      <text:p text:style-name="P2">Les gardes ont la même zone de détection que celle d'émission des bruits. Ils ne peuvent pas entendre au travers de murs, et les joueurs ne peuvent pas faire du bruit au travers des murs.</text:p>
      <text:p text:style-name="P2">Le garde essaiera toujours de se déplacer dans la direction la plus bruyante, sinon son mouvement sera aléatoire.</text:p>
      <text:p text:style-name="P2">La zone de vision du garde est les 4 salles adjacentes à la sienne, si le joueur est caché, il ne le voit pas, et si il le voit, il a une chance de se faire corrompre, qui est proportionnelle à l'argent du joueur.</text:p>
      <text:p text:style-name="P8"/>
      <text:p text:style-name="P1">Cyrus :</text:p>
      <text:p text:style-name="P1"/>
      <text:p text:style-name="P9">Je me suis chargé de coder en partie chaque classe du package Room, Item et Timer avec Jean-Baptiste. <text:s/>J’ai par la suite également codé la classe Sérialization ainsi que les commandes save et load.</text:p>
      <text:p text:style-name="P9">J’ai également réalisé le Main de la version 2 (celle présenté jeudi) à partir de celui de la version 1. Cela s’est principalement résumé à la création d’une carte 15x15 et des entités qu’elle contient ainsi que l’ajout de quelques fonctionnalités telles que le score et une possibilité de victoire. </text:p>
      <text:p text:style-name="P9"><text:soft-page-break/>J’ai effectué des tests sur cette version ce qui nous a permis de corriger certains bugs. En effet par exemple au départ le fait de se retrouver sur la même case qu’un garde, <text:s/>transformait le joueur en garde. Il s’est avéré que c’était à cause d’un .equals mal définit. </text:p>
      <text:p text:style-name="P9">De la même façon certaines actions pouvai<text:span text:style-name="T4">en</text:span>t dupliquer le héro à cause de doublon dans des méthodes.</text:p>
      <text:p text:style-name="Normal"><text:span text:style-name="Police_20_par_20_défaut"><text:span text:style-name="T2">J’ai par la suite effectué d’autres tests sur la version finale, afin de voir si le bruit fonctionnait correctement. J’ai pour cela fait en sorte d’afficher le bruit de toute les salles à chaque tour, cela nous a permis de nous rendre compte que celui-ci était erroné dans certaines salle</text:span></text:span><text:span text:style-name="Police_20_par_20_défaut"><text:span text:style-name="T3">s</text:span></text:span><text:span text:style-name="Police_20_par_20_défaut"><text:span text:style-name="T2"> près du joueur et que lorsque celui-ci se déplaçait le bruit était parfois mal réinitialisé. </text:span></text:span></text:p>
      <text:p text:style-name="P9">Les classes room et item ne nous ont pas posé trop de soucis, il s’agissait surtout de bien définir le fonctionnement ce que nous voulions et se coordonner avec les autres membres du groupes pour savoir les méthodes dont ils auront besoin.</text:p>
      <text:p text:style-name="P9">Les principales difficultés que j’ai rencontrées furent lors de l’ajout de la fonctionnalité de sauvegarde. J’ai rencontré plusieurs problèmes que je n’ai pas réussi à résoudre par manque de temps et que j’ai donc dû contourner. Le premier problème est que, voulant sérialiser un objet de la classe simulator, lorsque je voulais recharger l’objet je n’arrivais tout simplement pas à mettre à jour le simulator en faisant « simul= le simulateur sauvegardé ». En revanche le fait d’utiliser des set pour chaque variable d’instances de la classe Simulator a mieux fonctionné. <text:s/>Il restait cependant des gros soucis, l’item map n’était pas correctement mis à jour et lors du premier déplacement les entités n’étaient pas correctement enlever des salles ce qui créer des copies immobiles. J’ai pour éviter ces problèmes du générer un nouvel item map et retirer manuellement toutes les entités mobiles qui seront rajouter au prochain déplacement. <text:s/></text:p>
      <text:p text:style-name="P3"/>
      <text:p text:style-name="P3"/>
      <text:p text:style-name="P3"/>
      <text:p text:style-name="P1">Dans les faits …</text:p>
      <text:p text:style-name="P7">Nous avons organisé un autre système au fur et à mesure du projet :</text:p>
      <text:p text:style-name="P7">Chacun travaillait sur sa partie , jusqu'à découverte d'un bug . </text:p>
      <text:p text:style-name="P7">Lors d'un bug, tout le monde arrêtait de développer pour se concentrer sur la résolution de bug uniquement.</text:p>
      <text:p text:style-name="P7">Notre testeur en chef était Cyrus.</text:p>
      <text:p text:style-name="P10"/>
      <text:p text:style-name="P10"><text:soft-page-break/></text:p>
      <text:p text:style-name="P10"/>
      <text:p text:style-name="Normal"><text:span text:style-name="Police_20_par_20_défaut"><text:span text:style-name="T2"><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default-outline-level="1" style:class="text">
      <style:paragraph-properties fo:margin-top="0.85cm" fo:margin-bottom="0cm" loext:contextual-spacing="false" fo:line-height="100%" fo:text-align="center" style:justify-single-word="false" fo:hyphenation-ladder-count="no-limit"/>
      <style:text-properties fo:color="#365f91"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cm" loext:contextual-spacing="false" fo:line-height="100%" fo:hyphenation-ladder-count="no-limit"/>
      <style:text-properties fo:color="#4f81bd"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1cm" loext:contextual-spacing="false" fo:line-height="100%"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Titre_20_2_20_Car" style:display-name="Titre 2 Car" style:family="text" style:parent-style-name="Police_20_par_20_défaut">
      <style:text-properties fo:color="#4f81bd"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meta:initial-creator>user</meta:initial-creator>
    <meta:creation-date>2015-01-24T18:44:00Z</meta:creation-date>
    <dc:date>2015-01-24T19:47:05.888000000</dc:date>
    <meta:editing-cycles>3</meta:editing-cycles>
    <meta:editing-duration>PT56S</meta:editing-duration>
    <meta:document-statistic meta:table-count="1" meta:image-count="0" meta:object-count="0" meta:page-count="4" meta:paragraph-count="56" meta:word-count="940" meta:character-count="5167" meta:non-whitespace-character-count="4282"/>
    <meta:template xlink:type="simple" xlink:actuate="onRequest" xlink:title="" xlink:href="Normal.dotm"/>
  </office:meta>
</office:document-meta>
</file>